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170;170/25.4)+[.B6];1)" office:value-type="float" office:value="370">
            <text:p>37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0;120/25.4)+[.B4];1)" office:value-type="float" office:value="330">
            <text:p>33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19"/>
          <table:covered-table-cell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4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5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5;125/25.4)+[.B6];1)" office:value-type="float" office:value="325">
            <text:p>32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19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5]-25" office:value-type="float" office:value="300">
            <text:p>30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95;195/25.4)+[.B5];1)" office:value-type="float" office:value="405">
            <text:p>40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400;[.B5]*2+400/25.4);1)" office:value-type="float" office:value="820">
            <text:p>82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4]*2+510;[.B4]*2+510/25.4);1)" office:value-type="float" office:value="930">
            <text:p>930</text:p>
          </table:table-cell>
          <table:table-cell table:style-name="ce26" table:formula="of:=[.C4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office:value-type="float" office:value="36">
            <text:p>36</text:p>
          </table:table-cell>
          <table:table-cell office:value-type="string">
            <text:p>8mm will work in a pinch</text:p>
          </table:table-cell>
          <table:table-cell table:number-columns-repeated="3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4]+20;&quot;###&quot;);&quot;mm by &quot;;TEXT([.B5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8:06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25T19:17:13</dc:date>
    <meta:editing-duration>P22DT11H43M25S</meta:editing-duration>
    <meta:editing-cycles>28</meta:editing-cycles>
    <meta:generator>LibreOffice/3.6$Linux_x86 LibreOffice_project/360m1$Build-2</meta:generator>
    <meta:document-statistic meta:table-count="1" meta:cell-count="176" meta:object-count="0"/>
  </office:meta>
</office:document-meta>
</file>